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38700">
            <text:p>13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26600">
            <text:p>126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100">
            <text:p>121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83300">
            <text:p>8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/>
          <table:table-cell table:style-name="ce2" table:formula="of:=SUM([.B71:.F71])" office:value-type="float" office:value="38700">
            <text:p>387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/>
          <table:table-cell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)" office:value-type="float" office:value="372">
            <text:p>37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table:number-columns-repeated="2"/>
          <table:table-cell table:formula="of:=SUM([.B100];[.C100];[.E100];[.F100])" office:value-type="float" office:value="1107.25925925926">
            <text:p>1107.259259259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table:number-columns-repeated="3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131.41310541311">
            <text:p>1131.413105413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503.41310541311">
            <text:p>1503.413105413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1144.15384615385">
            <text:p>1144.153846153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1144.15384615385">
            <text:p>1144.153846153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127.41310541311">
            <text:p>1127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127.41310541311">
            <text:p>1127.4131054131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131.41310541311">
            <text:p>1131.4131054131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131.41310541311">
            <text:p>1131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1503.41310541311">
            <text:p>1503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37981.4814814815">
            <text:p>37981.4814814815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6/16/2016</text:date>, <text:time>10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6T10:53:33</dc:date>
    <meta:editing-duration>P7DT19H27M35S</meta:editing-duration>
    <meta:editing-cycles>2633</meta:editing-cycles>
    <meta:generator>OpenOffice/4.1.1$Unix OpenOffice.org_project/411m6$Build-9775</meta:generator>
    <dc:creator>Hasmik Dabaghyan</dc:creator>
    <meta:document-statistic meta:table-count="15" meta:cell-count="6609" meta:object-count="0"/>
  </office:meta>
</office:document-meta>
</file>